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82cm" svg:height="9.004cm" svg:x="11.428cm" svg:y="0.374cm">
            <draw:object draw:notify-on-update-of-ranges="Planilha1.A1:Planilha1.A26 Planilha1.B1:Planilha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2cm" svg:height="9.005cm" svg:x="11.444cm" svg:y="9.827cm">
            <draw:object draw:notify-on-update-of-ranges="Planilha1.D2:Planilha1.D24 Planilha1.E2:Planilha1.E2 Planilha1.E2:Planilha1.E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ce3"/>
        <table:table-row table:style-name="ro1">
          <table:table-cell office:value-type="string" calcext:value-type="string">
            <text:p>a</text:p>
          </table:table-cell>
          <table:table-cell office:value-type="float" office:value="14.63" calcext:value-type="float">
            <text:p>14,63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.88" calcext:value-type="float">
            <text:p>3,8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.57" calcext:value-type="float">
            <text:p>12,5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.28" calcext:value-type="float">
            <text:p>1,28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.18" calcext:value-type="float">
            <text:p>6,18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78" calcext:value-type="float">
            <text:p>2,78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.74" calcext:value-type="float">
            <text:p>4,74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.05" calcext:value-type="float">
            <text:p>5,0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0.73" calcext:value-type="float">
            <text:p>10,73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.52" calcext:value-type="float">
            <text:p>2,52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53" calcext:value-type="float">
            <text:p>6,53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7.81" calcext:value-type="float">
            <text:p>7,8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.34" calcext:value-type="float">
            <text:p>4,34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.63" calcext:value-type="float">
            <text:p>4,63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67" calcext:value-type="float">
            <text:p>1,67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1" calcext:value-type="float">
            <text:p>0,21</text:p>
          </table:table-cell>
          <table:table-cell table:style-name="Default"/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47" calcext:value-type="float">
            <text:p>0,47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table:formula="of:=SUM([.B1:.B26])" office:value-type="float" office:value="100.01" calcext:value-type="float">
            <text:p>100,01</text:p>
          </table:table-cell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Planilha1.D2:Planilha1.E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7:04:53.7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3T00:59:12.046000000</meta:creation-date>
    <dc:date>2021-08-08T17:05:22.289000000</dc:date>
    <meta:editing-duration>PT15M7S</meta:editing-duration>
    <meta:editing-cycles>2</meta:editing-cycles>
    <meta:generator>LibreOffice/7.1.1.2$Windows_X86_64 LibreOffice_project/fe0b08f4af1bacafe4c7ecc87ce55bb426164676</meta:generator>
    <meta:document-statistic meta:table-count="1" meta:cell-count="99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bar" chart:style-name="ch1">
        <chart:legend chart:legend-position="end" svg:x="13.826cm" svg:y="4.203cm" style:legend-expansion="high" chart:style-name="ch2"/>
        <chart:plot-area chart:style-name="ch3" table:cell-range-address="Planilha1.A1:Planilha1.B26" chart:data-source-has-labels="column" svg:x="0.319cm" svg:y="0.18cm" svg:width="13.188cm" svg:height="8.645cm">
          <chart:coordinate-region svg:x="0.94cm" svg:y="0.379cm" svg:width="12.567cm" svg:height="7.799cm"/>
          <chart:axis chart:dimension="x" chart:name="primary-x" chart:style-name="ch4" chartooo:axis-type="auto">
            <chartooo:date-scale/>
            <chart:categories table:cell-range-address="Planilha1.A1:Planilha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1:Planilha1.B26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Planilha1.A1:Planilha1.A26</svg:desc>
                </draw:g>
              </table:table-cell>
              <table:table-cell office:value-type="float" office:value="14.63">
                <text:p>14.63</text:p>
                <draw:g>
                  <svg:desc>Planilha1.B1:Planilha1.B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47">
                <text:p>0.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legend chart:legend-position="end" svg:x="14.858cm" svg:y="4.204cm" style:legend-expansion="high" chart:style-name="ch2"/>
        <chart:plot-area chart:style-name="ch3" table:cell-range-address="Planilha1.D2:Planilha1.E24" chart:data-source-has-labels="both" svg:x="0.319cm" svg:y="0.18cm" svg:width="14.22cm" svg:height="8.646cm">
          <chart:coordinate-region svg:x="0.94cm" svg:y="0.38cm" svg:width="13.599cm" svg:height="7.799cm"/>
          <chart:axis chart:dimension="x" chart:name="primary-x" chart:style-name="ch4" chartooo:axis-type="auto">
            <chartooo:date-scale/>
            <chart:categories table:cell-range-address="Planilha1.D2:Planilha1.D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E24" chart:label-cell-address="Planilha1.E2:Planilha1.E2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3</text:p>
                <draw:g>
                  <svg:desc>Planilha1.E2:Planilh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Planilha1.D2:Planilha1.D24</svg:desc>
                </draw:g>
              </table:table-cell>
              <table:table-cell office:value-type="float" office:value="33">
                <text:p>33</text:p>
                <draw:g>
                  <svg:desc>Planilha1.E2:Planilha1.E24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